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b60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3a2a" officeooo:paragraph-rsid="004b3a2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3a2a" officeooo:paragraph-rsid="004b604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b3a2a" officeooo:paragraph-rsid="004b3a2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b3a2a" officeooo:paragraph-rsid="004b604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3ca2af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a64bb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a2af" officeooo:paragraph-rsid="003ca2a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2pt" fo:font-weight="normal" officeooo:rsid="003ca2af" officeooo:paragraph-rsid="004b3a2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weight="normal" officeooo:rsid="003ca2af" officeooo:paragraph-rsid="004b604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2pt" fo:font-weight="normal" officeooo:rsid="003ca2af" officeooo:paragraph-rsid="004b3a2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3ca2af" officeooo:paragraph-rsid="004b604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2pt" fo:font-style="italic" fo:font-weight="normal" officeooo:rsid="003ca2af" officeooo:paragraph-rsid="004b6042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ca2af" officeooo:paragraph-rsid="004b604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b3a2a" officeooo:paragraph-rsid="004b3a2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3a2a" officeooo:paragraph-rsid="004b604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3a2a" officeooo:paragraph-rsid="004b3a2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3a2a" officeooo:paragraph-rsid="004d4c5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3ca2af" officeooo:paragraph-rsid="004b6042" style:font-size-asian="10.5pt" style:font-style-asian="normal" style:font-weight-asian="normal" style:font-size-complex="12pt" style:font-style-complex="normal" style:font-weight-complex="normal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40516"/>
    </style:style>
    <style:style style:name="T2" style:family="text">
      <style:text-properties officeooo:rsid="0022d049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4c98f8" style:font-style-asian="normal" style:font-style-complex="normal"/>
    </style:style>
    <style:style style:name="T7" style:family="text">
      <style:text-properties officeooo:rsid="004b3a2a"/>
    </style:style>
    <style:style style:name="T8" style:family="text">
      <style:text-properties officeooo:rsid="004b6042"/>
    </style:style>
    <style:style style:name="T9" style:family="text">
      <style:text-properties officeooo:rsid="004d4c5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ufgabe 1</text:p>
      <text:p text:style-name="P4"/>
      <text:p text:style-name="P8">Algorithmus: Kontakt im Suchbaum finden anhand eines Nachnamens</text:p>
      <text:p text:style-name="P6"/>
      <text:p text:style-name="P6">Setze <text:span text:style-name="T9">Referenz „</text:span>knoten“ auf die Wurzel des Suchbaums.</text:p>
      <text:p text:style-name="P6"/>
      <text:p text:style-name="P6">Wiederhole, bis knoten leer ist:</text:p>
      <text:p text:style-name="P6"><text:tab/>Hole <text:span text:style-name="T9">Referenz „</text:span>kontakt“ von knoten.</text:p>
      <text:p text:style-name="P6"><text:tab/>Falls der gesuchte Nachnamen mit Nachname von kontakt übereinstimmt,</text:p>
      <text:p text:style-name="P6"><text:tab/><text:tab/>Gib kontakt zurück und beende die Methode.</text:p>
      <text:p text:style-name="P6"><text:tab/>Sonst, falls der gesuchte Nachname alphabetisch VOR kontakt liegt,</text:p>
      <text:p text:style-name="P6"><text:tab/><text:tab/>setze knoten auf seinen linken Nachfolger.</text:p>
      <text:p text:style-name="P6"><text:tab/>Sonst</text:p>
      <text:p text:style-name="P6"><text:tab/><text:tab/>setze knoten auf seinen rechter Nachfolger.</text:p>
      <text:p text:style-name="P6"/>
      <text:p text:style-name="P6">Nach der Schleife gib null zurück (Name nicht gefunden).</text:p>
      <text:p text:style-name="P6"/>
      <text:p text:style-name="P6"/>
      <text:p text:style-name="P8">Implementierung:</text:p>
      <text:p text:style-name="P4"/>
      <text:p text:style-name="P14">public Kontakt suchen(String pname)</text:p>
      <text:p text:style-name="P14">{</text:p>
      <text:p text:style-name="P14"><text:s text:c="3"/>BinaryTree&lt;Kontakt&gt; knoten;</text:p>
      <text:p text:style-name="P14"><text:s text:c="3"/>Kontakt kAkt;</text:p>
      <text:p text:style-name="P14"/>
      <text:p text:style-name="P14"><text:s text:c="3"/>knoten = wurzel;</text:p>
      <text:p text:style-name="P14"><text:s text:c="3"/>while (!knoten.isEmpty())</text:p>
      <text:p text:style-name="P14"><text:s text:c="3"/>{</text:p>
      <text:p text:style-name="P14"><text:s text:c="6"/>kAkt = knoten.getContent();</text:p>
      <text:p text:style-name="P15"><text:s text:c="6"/>if (pname.equals(kAkt.getNachname()))</text:p>
      <text:p text:style-name="P15"><text:s text:c="6"/>{</text:p>
      <text:p text:style-name="P15"><text:s text:c="10"/>return kAkt;</text:p>
      <text:p text:style-name="P15"><text:s text:c="6"/>}</text:p>
      <text:p text:style-name="P17"><text:s text:c="6"/><text:span text:style-name="T7">else </text:span>if (pname.compareTo(kAkt.getNachname()) &lt; 0)</text:p>
      <text:p text:style-name="P14"><text:s text:c="6"/>{</text:p>
      <text:p text:style-name="P14"><text:s text:c="9"/>knoten = knoten.getLeftTree();</text:p>
      <text:p text:style-name="P14"><text:s text:c="6"/>}</text:p>
      <text:p text:style-name="P14"><text:s text:c="6"/>else</text:p>
      <text:p text:style-name="P14"><text:s text:c="6"/>{</text:p>
      <text:p text:style-name="P14"><text:s text:c="9"/>knoten = knoten.getRightTree();</text:p>
      <text:p text:style-name="P14"><text:s text:c="6"/>}</text:p>
      <text:p text:style-name="P14"><text:s text:c="3"/>}</text:p>
      <text:p text:style-name="P14"><text:s text:c="3"/>return null;</text:p>
      <text:p text:style-name="P14">}</text:p>
      <text:p text:style-name="P10"/>
      <text:p text:style-name="P10"/>
      <text:p text:style-name="P20">Aufgabe <text:span text:style-name="T8">2</text:span></text:p>
      <text:p text:style-name="P5"/>
      <text:p text:style-name="P9">Algorithmus: Kontakt i<text:span text:style-name="T8">n</text:span> Suchbaum <text:span text:style-name="T8">einfügen</text:span></text:p>
      <text:p text:style-name="P7"/>
      <text:p text:style-name="P24">Setze <text:span text:style-name="T9">Referenz „</text:span>knoten“ auf die Wurzel des Suchbaums.</text:p>
      <text:p text:style-name="P24"/>
      <text:p text:style-name="P7">Wiederhole, bis knoten leer ist:</text:p>
      <text:p text:style-name="P24"><text:tab/>Hole <text:span text:style-name="T9">Referenz „</text:span>kontakt“ von knoten.</text:p>
      <text:p text:style-name="P24"><text:tab/>Falls der gesuchte Nachnamen mit Nachname von kontakt übereinstimmt,</text:p>
      <text:p text:style-name="P7"><text:tab/><text:tab/><text:span text:style-name="T8">Breche</text:span> die Methode <text:span text:style-name="T8">ab (gleicher Nachname nicht vorgesehen).</text:span></text:p>
      <text:p text:style-name="P7"><text:tab/>Sonst, falls der <text:span text:style-name="T8">neue</text:span> Nachname alphabetisch VOR kontakt liegt,</text:p>
      <text:p text:style-name="P7"><text:tab/><text:tab/>setze knoten auf seinen linken Nachfolger.</text:p>
      <text:p text:style-name="P7"><text:tab/>Sonst</text:p>
      <text:p text:style-name="P7"><text:tab/><text:tab/>setze knoten auf seinen rechter Nachfolger.</text:p>
      <text:p text:style-name="P7"/>
      <text:p text:style-name="P7">Nach der Schleife (<text:span text:style-name="T8">leerer Knoten gefunden</text:span>) <text:span text:style-name="T8">setze neuen Kontakt als Inhalt dieses Knoten.</text:span></text:p>
      <text:p text:style-name="P7"/>
      <text:p text:style-name="P7"/>
      <text:p text:style-name="P9">Implementierung:</text:p>
      <text:p text:style-name="P5"/>
      <text:p text:style-name="P16">public void einfügen(Kontakt pk)</text:p>
      <text:p text:style-name="P16">{</text:p>
      <text:p text:style-name="P16"><text:s text:c="3"/>BinaryTree&lt;Kontakt&gt; knote<text:span text:style-name="T8">n</text:span>;</text:p>
      <text:p text:style-name="P16"><text:s text:c="3"/>Kontakt kAkt;</text:p>
      <text:p text:style-name="P16"/>
      <text:p text:style-name="P16"><text:s text:c="3"/>knoten = wurzel;</text:p>
      <text:p text:style-name="P16"><text:s text:c="3"/>while (!knoten.isEmpty())</text:p>
      <text:p text:style-name="P16"><text:s text:c="3"/>{</text:p>
      <text:p text:style-name="P16"><text:s text:c="6"/>kAkt = knoten.getContent();</text:p>
      <text:p text:style-name="P19"><text:s text:c="6"/>// <text:span text:style-name="T8">Sonderfall: Kontakt bereits enthalten</text:span></text:p>
      <text:p text:style-name="P16"><text:s text:c="6"/>if (pk.getNachname().equals(kAkt.getNachname()))</text:p>
      <text:p text:style-name="P16"><text:s text:c="6"/>{</text:p>
      <text:p text:style-name="P16"><text:s text:c="9"/>return;</text:p>
      <text:p text:style-name="P16"><text:s text:c="6"/>}</text:p>
      <text:p text:style-name="P16"><text:s text:c="6"/>if (pk.getNachname().compareTo(kAkt.getNachname()) &lt; 0)</text:p>
      <text:p text:style-name="P16"><text:s text:c="6"/>{</text:p>
      <text:p text:style-name="P16"><text:s text:c="9"/>knoten = knoten.getLeftTree();</text:p>
      <text:p text:style-name="P16"><text:s text:c="6"/>}</text:p>
      <text:p text:style-name="P16"><text:s text:c="6"/>else</text:p>
      <text:p text:style-name="P16"><text:s text:c="6"/>{</text:p>
      <text:p text:style-name="P16"><text:s text:c="9"/>knoten = knoten.getRightTree();</text:p>
      <text:p text:style-name="P16"><text:s text:c="6"/>}</text:p>
      <text:p text:style-name="P16"><text:s text:c="3"/>}</text:p>
      <text:p text:style-name="P16"><text:s text:c="3"/>knoten.setContent(pk);</text:p>
      <text:p text:style-name="P16">}</text:p>
      <text:p text:style-name="P18"/>
      <text:p text:style-name="P18"/>
      <text:p text:style-name="P18"/>
      <text:p text:style-name="P18"/>
      <text:p text:style-name="P18"/>
      <text:p text:style-name="P11"><draw:frame text:anchor-type="paragraph" draw:z-index="0" draw:name="Form1" draw:style-name="gr1" draw:text-style-name="P26" svg:width="1.795cm" svg:height="0.63cm" svg:x="15.187cm" svg:y="0.307cm"><draw:image xlink:href="Pictures/10000000000000580000001F196641809BB809C4.png" xlink:type="simple" xlink:show="embed" xlink:actuate="onLoad" loext:mime-type="image/png"><text:p/></draw:image></draw:frame></text:p>
      <text:p text:style-name="P13"><text:span text:style-name="T3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4051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Bi</text:span>närer Suchbaum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5:53:33.316000000</dc:date>
    <meta:editing-duration>PT9H24M58S</meta:editing-duration>
    <meta:editing-cycles>56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77" meta:word-count="263" meta:character-count="2176" meta:non-whitespace-character-count="1745"/>
  </office:meta>
</office:document-meta>
</file>